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vertical-align="middle"/>
      <style:paragraph-properties style:writing-mode="lr-tb"/>
    </style:style>
    <style:style style:name="gr5" style:family="graphic" style:parent-style-name="objectwithoutfill">
      <style:graphic-properties svg:stroke-width="0.01cm" svg:stroke-color="#000000" draw:marker-start-width="0.22cm" draw:marker-end="Arrow" draw:marker-end-width="0.2cm" draw:fill="none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draw:textarea-horizontal-align="justify" draw:textarea-vertical-align="middle" draw:auto-grow-height="false" fo:min-height="0.291cm" fo:min-width="0.1cm"/>
      <style:paragraph-properties style:writing-mode="lr-tb"/>
    </style:style>
    <style:style style:name="gr7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8" style:family="graphic" style:parent-style-name="standard">
      <style:graphic-properties svg:stroke-width="0.01cm" svg:stroke-color="#000000" draw:marker-start-width="0.22cm" draw:marker-end-width="0.22cm" draw:fill="none" draw:textarea-vertical-align="middle" fo:padding-top="0.13cm" fo:padding-bottom="0.13cm" fo:padding-left="0.255cm" fo:padding-right="0.255cm"/>
      <style:paragraph-properties style:writing-mode="lr-tb"/>
    </style:style>
    <style:style style:name="gr9" style:family="graphic" style:parent-style-name="standard">
      <style:graphic-properties svg:stroke-width="0.01cm" svg:stroke-color="#000000" draw:marker-start-width="0.22cm" draw:marker-end-width="0.22cm" draw:fill="none" draw:textarea-vertical-align="top" fo:padding-top="0.13cm" fo:padding-bottom="0.13cm" fo:padding-left="0.255cm" fo:padding-right="0.255cm"/>
      <style:paragraph-properties style:writing-mode="lr-tb"/>
    </style:style>
    <style:style style:name="gr10" style:family="graphic" style:parent-style-name="standard" style:list-style-name="L1">
      <style:graphic-properties draw:textarea-vertical-align="middle"/>
      <style:paragraph-properties style:writing-mode="lr-tb"/>
    </style:style>
    <style:style style:name="gr11" style:family="graphic" style:parent-style-name="standard" style:list-style-name="L1">
      <style:graphic-properties draw:textarea-vertical-align="middle"/>
      <style:paragraph-properties style:writing-mode="lr-tb"/>
    </style:style>
    <style:style style:name="gr12" style:family="graphic" style:parent-style-name="standard" style:list-style-name="L1">
      <style:graphic-properties draw:textarea-vertical-align="middle"/>
      <style:paragraph-properties style:writing-mode="lr-tb"/>
    </style:style>
    <style:style style:name="gr13" style:family="graphic" style:parent-style-name="standard" style:list-style-name="L1">
      <style:graphic-properties draw:textarea-vertical-align="middle"/>
      <style:paragraph-properties style:writing-mode="lr-tb"/>
    </style:style>
    <style:style style:name="gr14" style:family="graphic" style:parent-style-name="standard" style:list-style-name="L1">
      <style:graphic-properties draw:textarea-vertical-align="middle"/>
      <style:paragraph-properties style:writing-mode="lr-tb"/>
    </style:style>
    <style:style style:name="gr15" style:family="graphic" style:parent-style-name="standard" style:list-style-name="L1">
      <style:graphic-properties draw:textarea-vertical-align="middle"/>
      <style:paragraph-properties style:writing-mode="lr-tb"/>
    </style:style>
    <style:style style:name="gr16" style:family="graphic" style:parent-style-name="standard" style:list-style-name="L1">
      <style:graphic-properties draw:textarea-vertical-align="middle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in-height="0.285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in-height="0.319cm" fo:min-width="0cm" fo:padding-top="0.1cm" fo:padding-bottom="0.1cm" fo:padding-left="0.1cm" fo:padding-right="0.1cm"/>
      <style:paragraph-properties style:writing-mode="lr-tb"/>
    </style:style>
    <style:style style:name="gr19" style:family="graphic" style:parent-style-name="standard">
      <style:graphic-properties draw:stroke="dash" draw:stroke-dash="Ultrafine_20_Dashed" svg:stroke-width="0.02cm" svg:stroke-color="#333333" draw:marker-start-width="0.26cm" draw:marker-end-width="0.26cm" draw:fill="none" draw:textarea-vertical-align="middle" fo:padding-top="0.135cm" fo:padding-bottom="0.135cm" fo:padding-left="0.26cm" fo:padding-right="0.26cm"/>
    </style:style>
    <style:style style:name="gr20" style:family="graphic" style:parent-style-name="standard">
      <style:graphic-properties svg:stroke-width="0.01cm" draw:marker-start-width="0.23cm" draw:marker-end-width="0.23cm" draw:fill="none" draw:textarea-vertical-align="middle" fo:padding-top="0.13cm" fo:padding-bottom="0.13cm" fo:padding-left="0.255cm" fo:padding-right="0.255cm"/>
    </style:style>
    <style:style style:name="gr21" style:family="graphic" style:parent-style-name="standard">
      <style:graphic-properties draw:stroke="none" svg:stroke-color="#808080" draw:fill="none" draw:textarea-vertical-align="middl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269cm" fo:min-width="0.074cm"/>
      <style:paragraph-properties style:writing-mode="lr-tb"/>
    </style:style>
    <style:style style:name="gr23" style:family="graphic" style:parent-style-name="objectwithoutfill">
      <style:graphic-properties svg:stroke-width="0.01cm" svg:stroke-color="#000000" draw:marker-start="Arrow" draw:marker-start-width="0.2cm" draw:marker-end="" draw:marker-end-width="0.2cm" draw:fill="none" draw:textarea-vertical-align="middle" fo:padding-top="0.13cm" fo:padding-bottom="0.13cm" fo:padding-left="0.255cm" fo:padding-right="0.255cm"/>
    </style:style>
    <style:style style:name="gr24" style:family="graphic" style:parent-style-name="objectwithoutfill">
      <style:graphic-properties svg:stroke-width="0.01cm" svg:stroke-color="#000000" draw:marker-start="Arrow" draw:marker-start-width="0.22cm" draw:marker-end="" draw:marker-end-width="0.22cm" draw:fill="none" draw:textarea-vertical-align="middle" fo:padding-top="0.13cm" fo:padding-bottom="0.13cm" fo:padding-left="0.255cm" fo:padding-right="0.255cm"/>
    </style:style>
    <style:style style:name="gr25" style:family="graphic" style:parent-style-name="standard" style:list-style-name="L1">
      <style:graphic-properties draw:textarea-vertical-align="middle"/>
      <style:paragraph-properties style:writing-mode="lr-tb"/>
    </style:style>
    <style:style style:name="gr26" style:family="graphic" style:parent-style-name="standard" style:list-style-name="L1">
      <style:graphic-properties draw:textarea-vertical-align="middle"/>
      <style:paragraph-properties style:writing-mode="lr-tb"/>
    </style:style>
    <style:style style:name="gr27" style:family="graphic" style:parent-style-name="standard" style:list-style-name="L1">
      <style:graphic-properties draw:textarea-vertical-align="middle"/>
      <style:paragraph-properties style:writing-mode="lr-tb"/>
    </style:style>
    <style:style style:name="gr28" style:family="graphic" style:parent-style-name="standard" style:list-style-name="L1">
      <style:graphic-properties draw:textarea-vertical-align="middle"/>
      <style:paragraph-properties style:writing-mode="lr-tb"/>
    </style:style>
    <style:style style:name="gr29" style:family="graphic" style:parent-style-name="standard" style:list-style-name="L1">
      <style:graphic-properties draw:textarea-vertical-align="middle"/>
      <style:paragraph-properties style:writing-mode="lr-tb"/>
    </style:style>
    <style:style style:name="gr30" style:family="graphic" style:parent-style-name="standard" style:list-style-name="L1">
      <style:graphic-properties draw:textarea-vertical-align="middle"/>
      <style:paragraph-properties style:writing-mode="lr-tb"/>
    </style:style>
    <style:style style:name="gr31" style:family="graphic" style:parent-style-name="standard" style:list-style-name="L1">
      <style:graphic-properties draw:textarea-vertical-align="middle"/>
      <style:paragraph-properties style:writing-mode="lr-tb"/>
    </style:style>
    <style:style style:name="gr32" style:family="graphic" style:parent-style-name="standard">
      <style:graphic-properties draw:stroke="none" svg:stroke-color="#808080" draw:fill="solid" draw:fill-color="#ffffff" draw:textarea-horizontal-align="justify" draw:textarea-vertical-align="middle" draw:auto-grow-height="false" fo:min-height="0cm" fo:min-width="0cm"/>
    </style:style>
    <style:style style:name="gr3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style:font-name="Calibri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font-name="Calibri"/>
    </style:style>
    <style:style style:name="P6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style:paragraph-properties fo:text-align="center" style:writing-mode="lr-tb"/>
      <style:text-properties style:font-name="Calibri" fo:font-size="10pt"/>
    </style:style>
    <style:style style:name="P8" style:family="paragraph">
      <style:paragraph-properties fo:text-align="center"/>
      <style:text-properties style:font-name="Calibri" fo:font-size="10pt"/>
    </style:style>
    <style:style style:name="P9" style:family="paragraph">
      <loext:graphic-properties draw:fill="none"/>
      <style:paragraph-properties fo:text-align="center" style:writing-mode="lr-tb"/>
      <style:text-properties style:font-name="Calibri" fo:font-size="10pt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libri" fo:font-size="10pt" style:font-size-asian="10pt" style:font-size-complex="10pt"/>
    </style:style>
    <style:style style:name="P12" style:family="paragraph">
      <loext:graphic-properties draw:fill="solid" draw:fill-color="#ffffff"/>
      <style:paragraph-properties style:writing-mode="lr-tb"/>
      <style:text-properties style:font-name="Calibri" fo:font-size="8pt" style:font-size-asian="8pt" style:font-size-complex="8pt"/>
    </style:style>
    <style:style style:name="P13" style:family="paragraph">
      <loext:graphic-properties draw:fill="solid" draw:fill-color="#ffffff"/>
      <style:paragraph-properties fo:text-align="center" style:writing-mode="lr-tb"/>
      <style:text-properties style:font-name="Calibri" fo:font-size="8pt" style:font-size-asian="8pt" style:font-size-complex="8pt"/>
    </style:style>
    <style:style style:name="P14" style:family="paragraph">
      <loext:graphic-properties draw:fill="solid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Calibri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alibri" fo:font-size="10pt"/>
    </style:style>
    <style:style style:name="T5" style:family="text">
      <style:text-properties style:font-name="Calibri" fo:font-size="8pt" style:font-size-asian="8pt" style:font-size-complex="8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647cm" svg:height="19.736cm" svg:x="1.433cm" svg:y="1.939cm">
          <text:p/>
        </draw:rect>
        <draw:g xml:id="id2" draw:id="id2">
          <draw:custom-shape draw:style-name="gr2" draw:text-style-name="P2" draw:layer="layout" svg:width="1.148cm" svg:height="1.036cm" draw:transform="rotate (-1.5707963267949) translate (7.674cm 3.346cm)">
            <text:p text:style-name="P2"><text:span text:style-name="T1">Rx</text:span></text:p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ircle draw:style-name="gr3" draw:text-style-name="P3" draw:layer="layout" svg:width="0.225cm" svg:height="0.225cm" svg:x="7.594cm" svg:y="3.807cm">
            <text:p/>
          </draw:circle>
        </draw:g>
        <draw:rect draw:style-name="gr4" draw:text-style-name="P2" xml:id="id1" draw:id="id1" draw:layer="layout" svg:width="2.261cm" svg:height="1.244cm" svg:x="2.262cm" svg:y="3.298cm">
          <text:p text:style-name="P3"><text:span text:style-name="T1">Simulator</text:span></text:p>
          <text:p text:style-name="P3"><text:span text:style-name="T1">Interface</text:span></text:p>
        </draw:rect>
        <draw:connector draw:style-name="gr5" draw:text-style-name="P4" draw:layer="layout" svg:x1="4.523cm" svg:y1="3.92cm" svg:x2="6.638cm" svg:y2="3.92cm" draw:start-shape="id1" draw:start-glue-point="1" draw:end-shape="id2" svg:d="M4523 3920h2115" svg:viewBox="0 0 2116 1">
          <text:p/>
        </draw:connector>
        <draw:g xml:id="id3" draw:id="id3">
          <draw:custom-shape draw:style-name="gr6" draw:text-style-name="P2" draw:layer="layout" svg:width="1.198cm" svg:height="1.08cm" draw:transform="rotate (-1.5707963267949) translate (11.762cm 3.321cm)">
            <text:p text:style-name="P2"><text:span text:style-name="T1">Tx</text:span></text:p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  <draw:ellipse draw:style-name="gr3" draw:text-style-name="P5" draw:layer="layout" svg:width="0.235cm" svg:height="0.234cm" svg:x="11.679cm" svg:y="3.803cm">
            <text:p/>
          </draw:ellipse>
        </draw:g>
        <draw:rect draw:style-name="gr4" draw:text-style-name="P2" xml:id="id4" draw:id="id4" draw:layer="layout" svg:width="2.261cm" svg:height="1.244cm" svg:x="13.983cm" svg:y="3.298cm">
          <text:p text:style-name="P3"><text:span text:style-name="T1">Simulator</text:span></text:p>
          <text:p text:style-name="P3"><text:span text:style-name="T1">PC #1</text:span></text:p>
        </draw:rect>
        <draw:connector draw:style-name="gr7" draw:text-style-name="P4" draw:layer="layout" svg:x1="7.819cm" svg:y1="3.92cm" svg:x2="10.682cm" svg:y2="3.92cm" draw:start-shape="id2" draw:start-glue-point="1" draw:end-shape="id3" svg:d="M7819 3920h2863" svg:viewBox="0 0 2864 1">
          <text:p/>
        </draw:connector>
        <draw:connector draw:style-name="gr5" draw:text-style-name="P4" draw:layer="layout" svg:x1="11.914cm" svg:y1="3.92cm" svg:x2="13.983cm" svg:y2="3.92cm" draw:start-shape="id3" draw:start-glue-point="1" draw:end-shape="id4" draw:end-glue-point="3" svg:d="M11914 3920h2069" svg:viewBox="0 0 2070 1">
          <text:p/>
        </draw:connector>
        <draw:rect draw:style-name="gr8" draw:text-style-name="P6" draw:layer="layout" svg:width="2.261cm" svg:height="2.26cm" svg:x="6.098cm" svg:y="2.778cm">
          <text:p text:style-name="P3"><text:span text:style-name="T1">MAX3323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1">5k</text:span><text:span text:style-name="T3">Ω</text:span></text:p>
        </draw:rect>
        <draw:g xml:id="id5" draw:id="id5">
          <draw:custom-shape draw:style-name="gr6" draw:text-style-name="P2" draw:layer="layout" svg:width="1.198cm" svg:height="1.08cm" draw:transform="rotate (-1.5707963267949) translate (11.762cm 5.333cm)">
            <text:p text:style-name="P2"><text:span text:style-name="T1">Tx</text:span></text:p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  <draw:ellipse draw:style-name="gr3" draw:text-style-name="P5" draw:layer="layout" svg:width="0.235cm" svg:height="0.234cm" svg:x="11.679cm" svg:y="5.815cm">
            <text:p/>
          </draw:ellipse>
        </draw:g>
        <draw:g xml:id="id6" draw:id="id6">
          <draw:custom-shape draw:style-name="gr6" draw:text-style-name="P2" draw:layer="layout" svg:width="1.198cm" svg:height="1.08cm" draw:transform="rotate (-1.5707963267949) translate (11.762cm 7.337cm)">
            <text:p text:style-name="P2"><text:span text:style-name="T1">Tx</text:span></text:p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  <draw:ellipse draw:style-name="gr3" draw:text-style-name="P5" draw:layer="layout" svg:width="0.235cm" svg:height="0.234cm" svg:x="11.679cm" svg:y="7.819cm">
            <text:p/>
          </draw:ellipse>
        </draw:g>
        <draw:g xml:id="id7" draw:id="id7">
          <draw:custom-shape draw:style-name="gr6" draw:text-style-name="P7" draw:layer="layout" svg:width="1.198cm" svg:height="1.08cm" draw:transform="rotate (-1.5707963267949) translate (11.762cm 9.366cm)">
            <text:p text:style-name="P7"><text:span text:style-name="T4">Tx</text:span></text:p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  <draw:ellipse draw:style-name="gr3" draw:text-style-name="P8" draw:layer="layout" svg:width="0.235cm" svg:height="0.234cm" svg:x="11.679cm" svg:y="9.848cm">
            <text:p/>
          </draw:ellipse>
        </draw:g>
        <draw:rect draw:style-name="gr9" draw:text-style-name="P9" draw:layer="layout" svg:width="2.008cm" svg:height="8.382cm" svg:x="10.168cm" svg:y="2.778cm">
          <text:p text:style-name="P3"><text:span text:style-name="T1">MAX208</text:span></text:p>
        </draw:rect>
        <draw:connector draw:style-name="gr5" draw:text-style-name="P4" draw:layer="layout" svg:x1="7.819cm" svg:y1="3.92cm" svg:x2="10.682cm" svg:y2="5.932cm" draw:start-shape="id2" draw:start-glue-point="1" draw:end-shape="id5" svg:d="M7819 3920h1431v2012h1432" svg:viewBox="0 0 2864 2013">
          <text:p/>
        </draw:connector>
        <draw:connector draw:style-name="gr5" draw:text-style-name="P4" draw:layer="layout" svg:x1="7.819cm" svg:y1="3.92cm" svg:x2="10.682cm" svg:y2="7.936cm" draw:start-shape="id2" draw:start-glue-point="1" draw:end-shape="id6" svg:d="M7819 3920h1431v4016h1432" svg:viewBox="0 0 2864 4017">
          <text:p/>
        </draw:connector>
        <draw:connector draw:style-name="gr5" draw:text-style-name="P4" draw:layer="layout" svg:x1="7.819cm" svg:y1="3.92cm" svg:x2="10.682cm" svg:y2="9.965cm" draw:start-shape="id2" draw:start-glue-point="1" draw:end-shape="id7" svg:d="M7819 3920h1431v6045h1432" svg:viewBox="0 0 2864 6046">
          <text:p/>
        </draw:connector>
        <draw:g xml:id="id8" draw:id="id8">
          <draw:custom-shape draw:style-name="gr6" draw:text-style-name="P7" draw:layer="layout" svg:width="1.198cm" svg:height="1.08cm" draw:transform="rotate (-1.5707963267949) translate (11.762cm 12.968cm)">
            <text:p text:style-name="P7"><text:span text:style-name="T4">Tx</text:span></text:p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  <draw:ellipse draw:style-name="gr3" draw:text-style-name="P8" draw:layer="layout" svg:width="0.235cm" svg:height="0.234cm" svg:x="11.679cm" svg:y="13.45cm">
            <text:p/>
          </draw:ellipse>
        </draw:g>
        <draw:rect draw:style-name="gr9" draw:text-style-name="P9" draw:layer="layout" svg:width="2.008cm" svg:height="8.374cm" svg:x="10.168cm" svg:y="12.438cm">
          <text:p text:style-name="P3"><text:span text:style-name="T1">MAX208</text:span></text:p>
        </draw:rect>
        <draw:g xml:id="id9" draw:id="id9">
          <draw:custom-shape draw:style-name="gr6" draw:text-style-name="P7" draw:layer="layout" svg:width="1.198cm" svg:height="1.08cm" draw:transform="rotate (-1.5707963267949) translate (11.762cm 14.969cm)">
            <text:p text:style-name="P7"><text:span text:style-name="T4">Tx</text:span></text:p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  <draw:ellipse draw:style-name="gr3" draw:text-style-name="P8" draw:layer="layout" svg:width="0.235cm" svg:height="0.234cm" svg:x="11.679cm" svg:y="15.451cm">
            <text:p/>
          </draw:ellipse>
        </draw:g>
        <draw:g xml:id="id10" draw:id="id10">
          <draw:custom-shape draw:style-name="gr6" draw:text-style-name="P7" draw:layer="layout" svg:width="1.198cm" svg:height="1.08cm" draw:transform="rotate (-1.5707963267949) translate (11.762cm 17.06cm)">
            <text:p text:style-name="P7"><text:span text:style-name="T4">Tx</text:span></text:p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  <draw:ellipse draw:style-name="gr3" draw:text-style-name="P8" draw:layer="layout" svg:width="0.235cm" svg:height="0.234cm" svg:x="11.679cm" svg:y="17.542cm">
            <text:p/>
          </draw:ellipse>
        </draw:g>
        <draw:g xml:id="id11" draw:id="id11">
          <draw:custom-shape draw:style-name="gr6" draw:text-style-name="P2" draw:layer="layout" svg:width="1.198cm" svg:height="1.08cm" draw:transform="rotate (-1.5707963267949) translate (11.762cm 19.048cm)">
            <text:p text:style-name="P2"><text:span text:style-name="T1">Tx</text:span></text:p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  <draw:ellipse draw:style-name="gr3" draw:text-style-name="P5" draw:layer="layout" svg:width="0.235cm" svg:height="0.234cm" svg:x="11.679cm" svg:y="19.53cm">
            <text:p/>
          </draw:ellipse>
        </draw:g>
        <draw:connector draw:style-name="gr5" draw:text-style-name="P4" draw:layer="layout" svg:x1="7.819cm" svg:y1="3.92cm" svg:x2="10.682cm" svg:y2="13.567cm" draw:start-shape="id2" draw:start-glue-point="1" draw:end-shape="id8" draw:end-glue-point="3" svg:d="M7819 3920h1431v9647h1432" svg:viewBox="0 0 2864 9648">
          <text:p/>
        </draw:connector>
        <draw:connector draw:style-name="gr5" draw:text-style-name="P4" draw:layer="layout" svg:x1="7.819cm" svg:y1="3.92cm" svg:x2="10.682cm" svg:y2="15.568cm" draw:start-shape="id2" draw:start-glue-point="1" draw:end-shape="id9" draw:end-glue-point="3" svg:d="M7819 3920h1431v11648h1432" svg:viewBox="0 0 2864 11649">
          <text:p/>
        </draw:connector>
        <draw:connector draw:style-name="gr5" draw:text-style-name="P4" draw:layer="layout" svg:x1="7.819cm" svg:y1="3.92cm" svg:x2="10.682cm" svg:y2="17.659cm" draw:start-shape="id2" draw:start-glue-point="1" draw:end-shape="id10" draw:end-glue-point="3" svg:d="M7819 3920h1431v13739h1432" svg:viewBox="0 0 2864 13740">
          <text:p/>
        </draw:connector>
        <draw:connector draw:style-name="gr5" draw:text-style-name="P4" draw:layer="layout" svg:x1="7.819cm" svg:y1="3.92cm" svg:x2="10.682cm" svg:y2="19.647cm" draw:start-shape="id2" draw:start-glue-point="1" draw:end-shape="id11" draw:end-glue-point="3" svg:d="M7819 3920h1431v15727h1432" svg:viewBox="0 0 2864 15728">
          <text:p/>
        </draw:connector>
        <draw:rect draw:style-name="gr10" draw:text-style-name="P11" xml:id="id12" draw:id="id12" draw:layer="layout" svg:width="2.261cm" svg:height="1.244cm" svg:x="13.983cm" svg:y="5.31cm">
          <text:p text:style-name="P10"><text:span text:style-name="T1">Simulator</text:span></text:p>
          <text:p text:style-name="P3"><text:span text:style-name="T1">PC #2</text:span></text:p>
        </draw:rect>
        <draw:rect draw:style-name="gr11" draw:text-style-name="P11" xml:id="id13" draw:id="id13" draw:layer="layout" svg:width="2.261cm" svg:height="1.244cm" svg:x="13.983cm" svg:y="7.314cm">
          <text:p text:style-name="P10"><text:span text:style-name="T1">Simulator</text:span></text:p>
          <text:p text:style-name="P3"><text:span text:style-name="T1">PC #3</text:span></text:p>
        </draw:rect>
        <draw:rect draw:style-name="gr12" draw:text-style-name="P11" xml:id="id14" draw:id="id14" draw:layer="layout" svg:width="2.261cm" svg:height="1.244cm" svg:x="13.983cm" svg:y="9.343cm">
          <text:p text:style-name="P10"><text:span text:style-name="T1">Simulator</text:span></text:p>
          <text:p text:style-name="P3"><text:span text:style-name="T1">PC #4</text:span></text:p>
        </draw:rect>
        <draw:rect draw:style-name="gr13" draw:text-style-name="P11" xml:id="id15" draw:id="id15" draw:layer="layout" svg:width="2.261cm" svg:height="1.244cm" svg:x="13.983cm" svg:y="12.945cm">
          <text:p text:style-name="P10"><text:span text:style-name="T1">Simulator</text:span></text:p>
          <text:p text:style-name="P3"><text:span text:style-name="T1">PC #5</text:span></text:p>
        </draw:rect>
        <draw:rect draw:style-name="gr14" draw:text-style-name="P11" xml:id="id16" draw:id="id16" draw:layer="layout" svg:width="2.261cm" svg:height="1.244cm" svg:x="13.983cm" svg:y="14.946cm">
          <text:p text:style-name="P10"><text:span text:style-name="T1">Simulator</text:span></text:p>
          <text:p text:style-name="P3"><text:span text:style-name="T1">PC #6</text:span></text:p>
        </draw:rect>
        <draw:rect draw:style-name="gr15" draw:text-style-name="P11" xml:id="id17" draw:id="id17" draw:layer="layout" svg:width="2.261cm" svg:height="1.244cm" svg:x="13.983cm" svg:y="17.037cm">
          <text:p text:style-name="P10"><text:span text:style-name="T1">Simulator</text:span></text:p>
          <text:p text:style-name="P3"><text:span text:style-name="T1">PC #7</text:span></text:p>
        </draw:rect>
        <draw:rect draw:style-name="gr16" draw:text-style-name="P11" xml:id="id18" draw:id="id18" draw:layer="layout" svg:width="2.261cm" svg:height="1.244cm" svg:x="13.983cm" svg:y="19.025cm">
          <text:p text:style-name="P10"><text:span text:style-name="T1">Simulator</text:span></text:p>
          <text:p text:style-name="P3"><text:span text:style-name="T1">PC #8</text:span></text:p>
        </draw:rect>
        <draw:connector draw:style-name="gr5" draw:text-style-name="P4" draw:layer="layout" svg:x1="11.914cm" svg:y1="5.932cm" svg:x2="13.983cm" svg:y2="5.932cm" draw:start-shape="id5" draw:start-glue-point="1" draw:end-shape="id12" draw:end-glue-point="3" svg:d="M11914 5932h2069" svg:viewBox="0 0 2070 1">
          <text:p/>
        </draw:connector>
        <draw:connector draw:style-name="gr5" draw:text-style-name="P4" draw:layer="layout" svg:x1="11.914cm" svg:y1="7.936cm" svg:x2="13.983cm" svg:y2="7.936cm" draw:start-shape="id6" draw:start-glue-point="1" draw:end-shape="id13" draw:end-glue-point="3" svg:d="M11914 7936h2069" svg:viewBox="0 0 2070 1">
          <text:p/>
        </draw:connector>
        <draw:connector draw:style-name="gr5" draw:text-style-name="P4" draw:layer="layout" svg:x1="11.914cm" svg:y1="9.965cm" svg:x2="13.983cm" svg:y2="9.965cm" draw:start-shape="id7" draw:start-glue-point="1" draw:end-shape="id14" draw:end-glue-point="3" svg:d="M11914 9965h2069" svg:viewBox="0 0 2070 1">
          <text:p/>
        </draw:connector>
        <draw:connector draw:style-name="gr5" draw:text-style-name="P4" draw:layer="layout" svg:x1="11.914cm" svg:y1="13.567cm" svg:x2="13.983cm" svg:y2="13.567cm" draw:start-shape="id8" draw:start-glue-point="1" draw:end-shape="id15" draw:end-glue-point="3" svg:d="M11914 13567h2069" svg:viewBox="0 0 2070 1">
          <text:p/>
        </draw:connector>
        <draw:connector draw:style-name="gr5" draw:text-style-name="P4" draw:layer="layout" svg:x1="11.914cm" svg:y1="15.568cm" svg:x2="13.983cm" svg:y2="15.568cm" draw:start-shape="id9" draw:start-glue-point="1" draw:end-shape="id16" svg:d="M11914 15568h2069" svg:viewBox="0 0 2070 1">
          <text:p/>
        </draw:connector>
        <draw:connector draw:style-name="gr5" draw:text-style-name="P4" draw:layer="layout" svg:x1="11.914cm" svg:y1="17.659cm" svg:x2="13.983cm" svg:y2="17.659cm" draw:start-shape="id10" draw:start-glue-point="1" draw:end-shape="id17" draw:end-glue-point="3" svg:d="M11914 17659h2069" svg:viewBox="0 0 2070 1">
          <text:p/>
        </draw:connector>
        <draw:connector draw:style-name="gr5" draw:text-style-name="P4" draw:layer="layout" svg:x1="11.914cm" svg:y1="19.647cm" svg:x2="13.983cm" svg:y2="19.647cm" draw:start-shape="id11" draw:start-glue-point="1" draw:end-shape="id18" draw:end-glue-point="3" svg:d="M11914 19647h2069" svg:viewBox="0 0 2070 1">
          <text:p/>
        </draw:connector>
        <draw:frame draw:style-name="gr17" draw:text-style-name="P12" draw:layer="layout" svg:width="1.573cm" svg:height="0.535cm" draw:transform="rotate (1.5707963267949) translate (12.895cm 4.704cm)">
          <draw:text-box>
            <text:p><text:span text:style-name="T5">RS-232</text:span></text:p>
          </draw:text-box>
        </draw:frame>
        <draw:frame draw:style-name="gr17" draw:text-style-name="P13" draw:layer="layout" svg:width="1.573cm" svg:height="0.535cm" draw:transform="rotate (1.5707963267949) translate (4.969cm 4.703cm)">
          <draw:text-box>
            <text:p text:style-name="P3"><text:span text:style-name="T5">RS-232</text:span></text:p>
          </draw:text-box>
        </draw:frame>
        <draw:frame draw:style-name="gr18" draw:text-style-name="P14" draw:layer="layout" svg:width="1.573cm" svg:height="0.519cm" draw:transform="rotate (1.5707963267949) translate (8.517cm 4.703cm)">
          <draw:text-box>
            <text:p><text:span text:style-name="T6">5V</text:span></text:p>
          </draw:text-box>
        </draw:frame>
        <draw:rect draw:style-name="gr19" draw:text-style-name="P4" draw:layer="layout" svg:width="14.986cm" svg:height="9.426cm" svg:x="1.755cm" svg:y="2.267cm">
          <text:p/>
        </draw:rect>
        <draw:rect draw:style-name="gr19" draw:text-style-name="P4" draw:layer="layout" svg:width="14.986cm" svg:height="9.398cm" svg:x="1.755cm" svg:y="11.922cm">
          <text:p/>
        </draw:rect>
        <draw:rect draw:style-name="gr20" draw:text-style-name="P4" draw:layer="layout" svg:width="15.494cm" svg:height="19.558cm" svg:x="1.508cm" svg:y="2.016cm">
          <text:p/>
        </draw:rect>
        <draw:rect draw:style-name="gr21" draw:text-style-name="P9" draw:layer="layout" svg:width="2.261cm" svg:height="1.244cm" svg:x="1.763cm" svg:y="10.44cm">
          <text:p text:style-name="P3"><text:span text:style-name="T1">Master</text:span></text:p>
          <text:p text:style-name="P3"><text:span text:style-name="T1">Board</text:span></text:p>
        </draw:rect>
        <draw:rect draw:style-name="gr21" draw:text-style-name="P9" draw:layer="layout" svg:width="2.261cm" svg:height="1.244cm" svg:x="1.764cm" svg:y="11.898cm">
          <text:p text:style-name="P3"><text:span text:style-name="T1">Expander</text:span></text:p>
          <text:p text:style-name="P3"><text:span text:style-name="T1">Board</text:span></text:p>
        </draw:rect>
      </draw:page>
      <draw:page draw:name="page2" draw:style-name="dp1" draw:master-page-name="Default">
        <draw:rect draw:style-name="gr1" draw:text-style-name="P1" draw:layer="layout" svg:width="15.647cm" svg:height="19.736cm" svg:x="1.432cm" svg:y="1.939cm">
          <text:p/>
        </draw:rect>
        <draw:g xml:id="id20" draw:id="id20">
          <draw:custom-shape draw:style-name="gr22" draw:text-style-name="P2" draw:layer="layout" svg:width="1.148cm" svg:height="1.036cm" draw:transform="rotate (1.5707963267949) translate (6.782cm 4.494cm)">
            <text:p text:style-name="P2"><text:span text:style-name="T1">Tx</text:span></text:p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ircle draw:style-name="gr3" draw:text-style-name="P3" draw:layer="layout" svg:width="0.225cm" svg:height="0.225cm" draw:transform="rotate (-3.14159265358979) translate (6.862cm 4.033cm)">
            <text:p/>
          </draw:circle>
        </draw:g>
        <draw:rect draw:style-name="gr4" draw:text-style-name="P2" xml:id="id19" draw:id="id19" draw:layer="layout" svg:width="2.261cm" svg:height="1.244cm" svg:x="2.262cm" svg:y="3.298cm">
          <text:p text:style-name="P3"><text:span text:style-name="T1">Simulator</text:span></text:p>
          <text:p text:style-name="P3"><text:span text:style-name="T1">Interface</text:span></text:p>
        </draw:rect>
        <draw:connector draw:style-name="gr23" draw:text-style-name="P4" draw:layer="layout" svg:x1="4.523cm" svg:y1="3.92cm" svg:x2="6.637cm" svg:y2="3.92cm" draw:start-shape="id19" draw:start-glue-point="1" draw:end-shape="id20" svg:d="M4523 3920h2114" svg:viewBox="0 0 2115 1">
          <text:p/>
        </draw:connector>
        <draw:g xml:id="id21" draw:id="id21">
          <draw:custom-shape draw:style-name="gr6" draw:text-style-name="P2" draw:layer="layout" svg:width="1.198cm" svg:height="1.08cm" draw:transform="rotate (1.5707963267949) translate (10.834cm 4.519cm)">
            <text:p text:style-name="P2"><text:span text:style-name="T1">Rx</text:span></text:p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  <draw:ellipse draw:style-name="gr3" draw:text-style-name="P5" draw:layer="layout" svg:width="0.235cm" svg:height="0.234cm" draw:transform="rotate (-3.14159265358979) translate (10.917cm 4.037cm)">
            <text:p/>
          </draw:ellipse>
        </draw:g>
        <draw:rect draw:style-name="gr4" draw:text-style-name="P2" xml:id="id22" draw:id="id22" draw:layer="layout" svg:width="2.261cm" svg:height="1.244cm" svg:x="13.983cm" svg:y="3.298cm">
          <text:p text:style-name="P3"><text:span text:style-name="T1">Simulator</text:span></text:p>
          <text:p text:style-name="P3"><text:span text:style-name="T1">PC #1</text:span></text:p>
        </draw:rect>
        <draw:connector draw:style-name="gr24" draw:text-style-name="P4" draw:layer="layout" svg:x1="7.818cm" svg:y1="3.92cm" svg:x2="10.682cm" svg:y2="3.92cm" draw:start-shape="id20" draw:start-glue-point="1" draw:end-shape="id21" svg:d="M7818 3920h2864" svg:viewBox="0 0 2865 1">
          <text:p/>
        </draw:connector>
        <draw:connector draw:style-name="gr23" draw:text-style-name="P4" draw:layer="layout" svg:x1="11.914cm" svg:y1="3.92cm" svg:x2="13.983cm" svg:y2="3.92cm" draw:start-shape="id21" draw:start-glue-point="1" draw:end-shape="id22" draw:end-glue-point="3" svg:d="M11914 3920h2069" svg:viewBox="0 0 2070 1">
          <text:p/>
        </draw:connector>
        <draw:rect draw:style-name="gr9" draw:text-style-name="P6" draw:layer="layout" svg:width="2.261cm" svg:height="2.286cm" svg:x="6.098cm" svg:y="2.778cm">
          <text:p text:style-name="P3"><text:span text:style-name="T1">MAX3323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1"/></text:p>
        </draw:rect>
        <draw:g xml:id="id23" draw:id="id23">
          <draw:custom-shape draw:style-name="gr6" draw:text-style-name="P2" draw:layer="layout" svg:width="1.198cm" svg:height="1.08cm" draw:transform="rotate (1.5707963267949) translate (10.834cm 6.531cm)">
            <text:p text:style-name="P2"><text:span text:style-name="T1">Rx</text:span></text:p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  <draw:ellipse draw:style-name="gr3" draw:text-style-name="P5" draw:layer="layout" svg:width="0.235cm" svg:height="0.234cm" draw:transform="rotate (-3.14159265358979) translate (10.917cm 6.049cm)">
            <text:p/>
          </draw:ellipse>
        </draw:g>
        <draw:g xml:id="id24" draw:id="id24">
          <draw:custom-shape draw:style-name="gr6" draw:text-style-name="P2" draw:layer="layout" svg:width="1.198cm" svg:height="1.08cm" draw:transform="rotate (1.5707963267949) translate (10.834cm 8.535cm)">
            <text:p text:style-name="P2"><text:span text:style-name="T1">Rx</text:span></text:p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  <draw:ellipse draw:style-name="gr3" draw:text-style-name="P5" draw:layer="layout" svg:width="0.235cm" svg:height="0.234cm" draw:transform="rotate (-3.14159265358979) translate (10.917cm 8.053cm)">
            <text:p/>
          </draw:ellipse>
        </draw:g>
        <draw:g xml:id="id25" draw:id="id25">
          <draw:custom-shape draw:style-name="gr6" draw:text-style-name="P7" draw:layer="layout" svg:width="1.198cm" svg:height="1.08cm" draw:transform="rotate (1.5707963267949) translate (10.834cm 10.564cm)">
            <text:p text:style-name="P7"><text:span text:style-name="T4">Rx</text:span></text:p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  <draw:ellipse draw:style-name="gr3" draw:text-style-name="P8" draw:layer="layout" svg:width="0.235cm" svg:height="0.234cm" draw:transform="rotate (-3.14159265358979) translate (10.917cm 10.082cm)">
            <text:p/>
          </draw:ellipse>
        </draw:g>
        <draw:rect draw:style-name="gr9" draw:text-style-name="P9" draw:layer="layout" svg:width="2.031cm" svg:height="8.382cm" svg:x="10.398cm" svg:y="2.778cm">
          <text:p text:style-name="P3"><text:span text:style-name="T1">MAX208</text:span></text:p>
        </draw:rect>
        <draw:connector draw:style-name="gr24" draw:text-style-name="P4" draw:layer="layout" svg:x1="7.818cm" svg:y1="3.92cm" svg:x2="10.682cm" svg:y2="5.932cm" draw:start-shape="id20" draw:start-glue-point="1" draw:end-shape="id23" svg:d="M7818 3920h1433v2012h1431" svg:viewBox="0 0 2865 2013">
          <text:p/>
        </draw:connector>
        <draw:connector draw:style-name="gr24" draw:text-style-name="P4" draw:layer="layout" svg:x1="7.818cm" svg:y1="3.92cm" svg:x2="10.682cm" svg:y2="7.936cm" draw:start-shape="id20" draw:start-glue-point="1" draw:end-shape="id24" svg:d="M7818 3920h1433v4016h1431" svg:viewBox="0 0 2865 4017">
          <text:p/>
        </draw:connector>
        <draw:connector draw:style-name="gr24" draw:text-style-name="P4" draw:layer="layout" svg:x1="7.818cm" svg:y1="3.92cm" svg:x2="10.682cm" svg:y2="9.965cm" draw:start-shape="id20" draw:start-glue-point="1" draw:end-shape="id25" svg:d="M7818 3920h1433v6045h1431" svg:viewBox="0 0 2865 6046">
          <text:p/>
        </draw:connector>
        <draw:g xml:id="id26" draw:id="id26">
          <draw:custom-shape draw:style-name="gr6" draw:text-style-name="P7" draw:layer="layout" svg:width="1.198cm" svg:height="1.08cm" draw:transform="rotate (1.5707963267949) translate (10.834cm 14.166cm)">
            <text:p text:style-name="P7"><text:span text:style-name="T4">Rx</text:span></text:p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  <draw:ellipse draw:style-name="gr3" draw:text-style-name="P8" draw:layer="layout" svg:width="0.235cm" svg:height="0.234cm" draw:transform="rotate (-3.14159265358979) translate (10.917cm 13.684cm)">
            <text:p/>
          </draw:ellipse>
        </draw:g>
        <draw:rect draw:style-name="gr9" draw:text-style-name="P9" draw:layer="layout" svg:width="2.031cm" svg:height="8.374cm" svg:x="10.398cm" svg:y="12.438cm">
          <text:p text:style-name="P3"><text:span text:style-name="T1">MAX208</text:span></text:p>
        </draw:rect>
        <draw:g xml:id="id27" draw:id="id27">
          <draw:custom-shape draw:style-name="gr6" draw:text-style-name="P7" draw:layer="layout" svg:width="1.198cm" svg:height="1.08cm" draw:transform="rotate (1.5707963267949) translate (10.834cm 16.167cm)">
            <text:p text:style-name="P7"><text:span text:style-name="T4">Rx</text:span></text:p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  <draw:ellipse draw:style-name="gr3" draw:text-style-name="P8" draw:layer="layout" svg:width="0.235cm" svg:height="0.234cm" draw:transform="rotate (-3.14159265358979) translate (10.917cm 15.685cm)">
            <text:p/>
          </draw:ellipse>
        </draw:g>
        <draw:g xml:id="id28" draw:id="id28">
          <draw:custom-shape draw:style-name="gr6" draw:text-style-name="P7" draw:layer="layout" svg:width="1.198cm" svg:height="1.08cm" draw:transform="rotate (1.5707963267949) translate (10.834cm 18.258cm)">
            <text:p text:style-name="P7"><text:span text:style-name="T4">Rx</text:span></text:p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  <draw:ellipse draw:style-name="gr3" draw:text-style-name="P8" draw:layer="layout" svg:width="0.235cm" svg:height="0.234cm" draw:transform="rotate (-3.14159265358979) translate (10.917cm 17.776cm)">
            <text:p/>
          </draw:ellipse>
        </draw:g>
        <draw:g xml:id="id29" draw:id="id29">
          <draw:custom-shape draw:style-name="gr6" draw:text-style-name="P2" draw:layer="layout" svg:width="1.198cm" svg:height="1.08cm" draw:transform="rotate (1.5707963267949) translate (10.834cm 20.246cm)">
            <text:p text:style-name="P2"><text:span text:style-name="T1">Rx</text:span></text:p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  <draw:ellipse draw:style-name="gr3" draw:text-style-name="P5" draw:layer="layout" svg:width="0.235cm" svg:height="0.234cm" draw:transform="rotate (-3.14159265358979) translate (10.917cm 19.764cm)">
            <text:p/>
          </draw:ellipse>
        </draw:g>
        <draw:connector draw:style-name="gr23" draw:text-style-name="P4" draw:layer="layout" svg:x1="7.818cm" svg:y1="3.92cm" svg:x2="10.682cm" svg:y2="13.567cm" draw:start-shape="id20" draw:start-glue-point="1" draw:end-shape="id26" draw:end-glue-point="3" svg:d="M7818 3920h1433v9647h1431" svg:viewBox="0 0 2865 9648">
          <text:p/>
        </draw:connector>
        <draw:connector draw:style-name="gr23" draw:text-style-name="P4" draw:layer="layout" svg:x1="7.818cm" svg:y1="3.92cm" svg:x2="10.682cm" svg:y2="15.568cm" draw:start-shape="id20" draw:start-glue-point="1" draw:end-shape="id27" draw:end-glue-point="3" svg:d="M7818 3920h1433v11648h1431" svg:viewBox="0 0 2865 11649">
          <text:p/>
        </draw:connector>
        <draw:connector draw:style-name="gr23" draw:text-style-name="P4" draw:layer="layout" svg:x1="7.818cm" svg:y1="3.92cm" svg:x2="10.682cm" svg:y2="17.659cm" draw:start-shape="id20" draw:start-glue-point="1" draw:end-shape="id28" draw:end-glue-point="3" svg:d="M7818 3920h1433v13739h1431" svg:viewBox="0 0 2865 13740">
          <text:p/>
        </draw:connector>
        <draw:connector draw:style-name="gr23" draw:text-style-name="P4" draw:layer="layout" svg:x1="7.818cm" svg:y1="3.92cm" svg:x2="10.682cm" svg:y2="19.647cm" draw:start-shape="id20" draw:start-glue-point="1" draw:end-shape="id29" draw:end-glue-point="3" svg:d="M7818 3920h1433v15727h1431" svg:viewBox="0 0 2865 15728">
          <text:p/>
        </draw:connector>
        <draw:rect draw:style-name="gr25" draw:text-style-name="P11" xml:id="id30" draw:id="id30" draw:layer="layout" svg:width="2.261cm" svg:height="1.244cm" svg:x="13.983cm" svg:y="5.31cm">
          <text:p text:style-name="P10"><text:span text:style-name="T1">Simulator</text:span></text:p>
          <text:p text:style-name="P3"><text:span text:style-name="T1">PC #2</text:span></text:p>
        </draw:rect>
        <draw:rect draw:style-name="gr26" draw:text-style-name="P11" xml:id="id31" draw:id="id31" draw:layer="layout" svg:width="2.261cm" svg:height="1.244cm" svg:x="13.983cm" svg:y="7.314cm">
          <text:p text:style-name="P10"><text:span text:style-name="T1">Simulator</text:span></text:p>
          <text:p text:style-name="P3"><text:span text:style-name="T1">PC #3</text:span></text:p>
        </draw:rect>
        <draw:rect draw:style-name="gr27" draw:text-style-name="P11" xml:id="id32" draw:id="id32" draw:layer="layout" svg:width="2.261cm" svg:height="1.244cm" svg:x="13.983cm" svg:y="9.343cm">
          <text:p text:style-name="P10"><text:span text:style-name="T1">Simulator</text:span></text:p>
          <text:p text:style-name="P3"><text:span text:style-name="T1">PC #4</text:span></text:p>
        </draw:rect>
        <draw:rect draw:style-name="gr28" draw:text-style-name="P11" xml:id="id33" draw:id="id33" draw:layer="layout" svg:width="2.261cm" svg:height="1.244cm" svg:x="13.983cm" svg:y="12.945cm">
          <text:p text:style-name="P10"><text:span text:style-name="T1">Simulator</text:span></text:p>
          <text:p text:style-name="P3"><text:span text:style-name="T1">PC #5</text:span></text:p>
        </draw:rect>
        <draw:rect draw:style-name="gr29" draw:text-style-name="P11" xml:id="id34" draw:id="id34" draw:layer="layout" svg:width="2.261cm" svg:height="1.244cm" svg:x="13.983cm" svg:y="14.946cm">
          <text:p text:style-name="P10"><text:span text:style-name="T1">Simulator</text:span></text:p>
          <text:p text:style-name="P3"><text:span text:style-name="T1">PC #6</text:span></text:p>
        </draw:rect>
        <draw:rect draw:style-name="gr30" draw:text-style-name="P11" xml:id="id35" draw:id="id35" draw:layer="layout" svg:width="2.261cm" svg:height="1.244cm" svg:x="13.983cm" svg:y="17.037cm">
          <text:p text:style-name="P10"><text:span text:style-name="T1">Simulator</text:span></text:p>
          <text:p text:style-name="P3"><text:span text:style-name="T1">PC #7</text:span></text:p>
        </draw:rect>
        <draw:rect draw:style-name="gr31" draw:text-style-name="P11" xml:id="id36" draw:id="id36" draw:layer="layout" svg:width="2.261cm" svg:height="1.244cm" svg:x="13.983cm" svg:y="19.025cm">
          <text:p text:style-name="P10"><text:span text:style-name="T1">Simulator</text:span></text:p>
          <text:p text:style-name="P3"><text:span text:style-name="T1">PC #8</text:span></text:p>
        </draw:rect>
        <draw:connector draw:style-name="gr24" draw:text-style-name="P4" draw:layer="layout" svg:x1="11.914cm" svg:y1="5.932cm" svg:x2="13.983cm" svg:y2="5.932cm" draw:start-shape="id23" draw:start-glue-point="1" draw:end-shape="id30" draw:end-glue-point="3" svg:d="M11914 5932h2069" svg:viewBox="0 0 2070 1">
          <text:p/>
        </draw:connector>
        <draw:connector draw:style-name="gr24" draw:text-style-name="P4" draw:layer="layout" svg:x1="11.914cm" svg:y1="7.936cm" svg:x2="13.983cm" svg:y2="7.936cm" draw:start-shape="id24" draw:start-glue-point="1" draw:end-shape="id31" draw:end-glue-point="3" svg:d="M11914 7936h2069" svg:viewBox="0 0 2070 1">
          <text:p/>
        </draw:connector>
        <draw:connector draw:style-name="gr24" draw:text-style-name="P4" draw:layer="layout" svg:x1="11.914cm" svg:y1="9.965cm" svg:x2="13.983cm" svg:y2="9.965cm" draw:start-shape="id25" draw:start-glue-point="1" draw:end-shape="id32" draw:end-glue-point="3" svg:d="M11914 9965h2069" svg:viewBox="0 0 2070 1">
          <text:p/>
        </draw:connector>
        <draw:connector draw:style-name="gr23" draw:text-style-name="P4" draw:layer="layout" svg:x1="11.914cm" svg:y1="13.567cm" svg:x2="13.983cm" svg:y2="13.567cm" draw:start-shape="id26" draw:start-glue-point="1" draw:end-shape="id33" draw:end-glue-point="3" svg:d="M11914 13567h2069" svg:viewBox="0 0 2070 1">
          <text:p/>
        </draw:connector>
        <draw:connector draw:style-name="gr23" draw:text-style-name="P4" draw:layer="layout" svg:x1="11.914cm" svg:y1="15.568cm" svg:x2="13.983cm" svg:y2="15.568cm" draw:start-shape="id27" draw:start-glue-point="1" draw:end-shape="id34" svg:d="M11914 15568h2069" svg:viewBox="0 0 2070 1">
          <text:p/>
        </draw:connector>
        <draw:connector draw:style-name="gr23" draw:text-style-name="P4" draw:layer="layout" svg:x1="11.914cm" svg:y1="17.659cm" svg:x2="13.983cm" svg:y2="17.659cm" draw:start-shape="id28" draw:start-glue-point="1" draw:end-shape="id35" draw:end-glue-point="3" svg:d="M11914 17659h2069" svg:viewBox="0 0 2070 1">
          <text:p/>
        </draw:connector>
        <draw:connector draw:style-name="gr23" draw:text-style-name="P4" draw:layer="layout" svg:x1="11.914cm" svg:y1="19.647cm" svg:x2="13.983cm" svg:y2="19.647cm" draw:start-shape="id29" draw:start-glue-point="1" draw:end-shape="id36" draw:end-glue-point="3" svg:d="M11914 19647h2069" svg:viewBox="0 0 2070 1">
          <text:p/>
        </draw:connector>
        <draw:frame draw:style-name="gr17" draw:text-style-name="P12" draw:layer="layout" svg:width="1.573cm" svg:height="0.535cm" draw:transform="rotate (1.5707963267949) translate (12.895cm 4.704cm)">
          <draw:text-box>
            <text:p><text:span text:style-name="T5">RS-232</text:span></text:p>
          </draw:text-box>
        </draw:frame>
        <draw:frame draw:style-name="gr17" draw:text-style-name="P13" draw:layer="layout" svg:width="1.573cm" svg:height="0.535cm" draw:transform="rotate (1.5707963267949) translate (4.969cm 4.703cm)">
          <draw:text-box>
            <text:p text:style-name="P3"><text:span text:style-name="T5">RS-232</text:span></text:p>
          </draw:text-box>
        </draw:frame>
        <draw:frame draw:style-name="gr18" draw:text-style-name="P14" draw:layer="layout" svg:width="1.573cm" svg:height="0.519cm" draw:transform="rotate (1.5707963267949) translate (8.517cm 4.703cm)">
          <draw:text-box>
            <text:p><text:span text:style-name="T6">5V</text:span></text:p>
          </draw:text-box>
        </draw:frame>
        <draw:rect draw:style-name="gr19" draw:text-style-name="P4" draw:layer="layout" svg:width="14.986cm" svg:height="9.426cm" svg:x="1.755cm" svg:y="2.267cm">
          <text:p/>
        </draw:rect>
        <draw:rect draw:style-name="gr19" draw:text-style-name="P4" draw:layer="layout" svg:width="14.986cm" svg:height="9.398cm" svg:x="1.755cm" svg:y="11.922cm">
          <text:p/>
        </draw:rect>
        <draw:rect draw:style-name="gr20" draw:text-style-name="P4" draw:layer="layout" svg:width="15.494cm" svg:height="19.558cm" svg:x="1.508cm" svg:y="2.016cm">
          <text:p/>
        </draw:rect>
        <draw:rect draw:style-name="gr21" draw:text-style-name="P9" draw:layer="layout" svg:width="2.261cm" svg:height="1.244cm" svg:x="1.763cm" svg:y="10.44cm">
          <text:p text:style-name="P3"><text:span text:style-name="T1">Master</text:span></text:p>
          <text:p text:style-name="P3"><text:span text:style-name="T1">Board</text:span></text:p>
        </draw:rect>
        <draw:rect draw:style-name="gr21" draw:text-style-name="P9" draw:layer="layout" svg:width="2.261cm" svg:height="1.244cm" svg:x="1.764cm" svg:y="11.898cm">
          <text:p text:style-name="P3"><text:span text:style-name="T1">Expander</text:span></text:p>
          <text:p text:style-name="P3"><text:span text:style-name="T1">Board</text:span></text:p>
        </draw:rect>
        <draw:g>
          <draw:custom-shape draw:style-name="gr32" draw:text-style-name="P15" draw:layer="layout" svg:width="0.431cm" svg:height="0.204cm" svg:x="9.527cm" svg:y="5.83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514cm" svg:y1="5.936cm" svg:x2="9.932cm" svg:y2="5.683cm">
            <text:p/>
          </draw:line>
          <draw:ellipse draw:style-name="gr3" draw:text-style-name="P5" draw:layer="layout" svg:width="0.235cm" svg:height="0.234cm" draw:transform="rotate (-3.14159265358979) translate (9.617cm 6.053cm)">
            <draw:glue-point draw:id="4" svg:x="0.085cm" svg:y="0.042cm"/>
            <text:p/>
          </draw:ellipse>
          <draw:ellipse draw:style-name="gr3" draw:text-style-name="P5" draw:layer="layout" svg:width="0.235cm" svg:height="0.234cm" draw:transform="rotate (-3.14159265358979) translate (10.118cm 6.053cm)">
            <draw:glue-point draw:id="4" svg:x="0.382cm" svg:y="0.042cm"/>
            <text:p/>
          </draw:ellipse>
        </draw:g>
        <draw:g>
          <draw:line draw:style-name="gr33" draw:text-style-name="P4" draw:layer="layout" svg:x1="9.494cm" svg:y1="3.921cm" svg:x2="10.002cm" svg:y2="3.921cm">
            <text:p/>
          </draw:line>
          <draw:ellipse draw:style-name="gr3" draw:text-style-name="P5" draw:layer="layout" svg:width="0.235cm" svg:height="0.234cm" draw:transform="rotate (-3.14159265358979) translate (9.617cm 4.038cm)">
            <draw:glue-point draw:id="4" svg:x="0.085cm" svg:y="-0.042cm"/>
            <text:p/>
          </draw:ellipse>
          <draw:ellipse draw:style-name="gr3" draw:text-style-name="P5" draw:layer="layout" svg:width="0.235cm" svg:height="0.234cm" draw:transform="rotate (-3.14159265358979) translate (10.118cm 4.038cm)">
            <draw:glue-point draw:id="4" svg:x="0.382cm" svg:y="-0.042cm"/>
            <text:p/>
          </draw:ellipse>
        </draw:g>
        <draw:g>
          <draw:custom-shape draw:style-name="gr32" draw:text-style-name="P15" draw:layer="layout" svg:width="0.431cm" svg:height="0.204cm" svg:x="9.527cm" svg:y="7.83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514cm" svg:y1="7.934cm" svg:x2="9.932cm" svg:y2="7.681cm">
            <text:p/>
          </draw:line>
          <draw:ellipse draw:style-name="gr3" draw:text-style-name="P5" draw:layer="layout" svg:width="0.235cm" svg:height="0.234cm" draw:transform="rotate (-3.14159265358979) translate (9.617cm 8.051cm)">
            <draw:glue-point draw:id="4" svg:x="0.085cm" svg:y="0.042cm"/>
            <text:p/>
          </draw:ellipse>
          <draw:ellipse draw:style-name="gr3" draw:text-style-name="P5" draw:layer="layout" svg:width="0.235cm" svg:height="0.234cm" draw:transform="rotate (-3.14159265358979) translate (10.118cm 8.051cm)">
            <draw:glue-point draw:id="4" svg:x="0.382cm" svg:y="0.042cm"/>
            <text:p/>
          </draw:ellipse>
        </draw:g>
        <draw:g>
          <draw:custom-shape draw:style-name="gr32" draw:text-style-name="P15" draw:layer="layout" svg:width="0.431cm" svg:height="0.204cm" svg:x="9.527cm" svg:y="9.866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514cm" svg:y1="9.967cm" svg:x2="9.932cm" svg:y2="9.714cm">
            <text:p/>
          </draw:line>
          <draw:ellipse draw:style-name="gr3" draw:text-style-name="P5" draw:layer="layout" svg:width="0.235cm" svg:height="0.234cm" draw:transform="rotate (-3.14159265358979) translate (9.617cm 10.084cm)">
            <draw:glue-point draw:id="4" svg:x="0.085cm" svg:y="0.042cm"/>
            <text:p/>
          </draw:ellipse>
          <draw:ellipse draw:style-name="gr3" draw:text-style-name="P5" draw:layer="layout" svg:width="0.235cm" svg:height="0.234cm" draw:transform="rotate (-3.14159265358979) translate (10.118cm 10.084cm)">
            <draw:glue-point draw:id="4" svg:x="0.382cm" svg:y="0.042cm"/>
            <text:p/>
          </draw:ellipse>
        </draw:g>
        <draw:g>
          <draw:custom-shape draw:style-name="gr32" draw:text-style-name="P15" draw:layer="layout" svg:width="0.431cm" svg:height="0.204cm" svg:x="9.527cm" svg:y="13.464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514cm" svg:y1="13.565cm" svg:x2="9.932cm" svg:y2="13.312cm">
            <text:p/>
          </draw:line>
          <draw:ellipse draw:style-name="gr3" draw:text-style-name="P5" draw:layer="layout" svg:width="0.235cm" svg:height="0.234cm" draw:transform="rotate (-3.14159265358979) translate (9.617cm 13.682cm)">
            <draw:glue-point draw:id="4" svg:x="0.085cm" svg:y="0.042cm"/>
            <text:p/>
          </draw:ellipse>
          <draw:ellipse draw:style-name="gr3" draw:text-style-name="P5" draw:layer="layout" svg:width="0.235cm" svg:height="0.234cm" draw:transform="rotate (-3.14159265358979) translate (10.118cm 13.682cm)">
            <draw:glue-point draw:id="4" svg:x="0.382cm" svg:y="0.042cm"/>
            <text:p/>
          </draw:ellipse>
        </draw:g>
        <draw:g>
          <draw:custom-shape draw:style-name="gr32" draw:text-style-name="P15" draw:layer="layout" svg:width="0.431cm" svg:height="0.204cm" svg:x="9.527cm" svg:y="15.46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514cm" svg:y1="15.568cm" svg:x2="9.932cm" svg:y2="15.315cm">
            <text:p/>
          </draw:line>
          <draw:ellipse draw:style-name="gr3" draw:text-style-name="P5" draw:layer="layout" svg:width="0.235cm" svg:height="0.234cm" draw:transform="rotate (-3.14159265358979) translate (9.617cm 15.685cm)">
            <draw:glue-point draw:id="4" svg:x="0.085cm" svg:y="0.042cm"/>
            <text:p/>
          </draw:ellipse>
          <draw:ellipse draw:style-name="gr3" draw:text-style-name="P5" draw:layer="layout" svg:width="0.235cm" svg:height="0.234cm" draw:transform="rotate (-3.14159265358979) translate (10.118cm 15.685cm)">
            <draw:glue-point draw:id="4" svg:x="0.382cm" svg:y="0.042cm"/>
            <text:p/>
          </draw:ellipse>
        </draw:g>
        <draw:g>
          <draw:custom-shape draw:style-name="gr32" draw:text-style-name="P15" draw:layer="layout" svg:width="0.431cm" svg:height="0.204cm" svg:x="9.527cm" svg:y="17.55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514cm" svg:y1="17.656cm" svg:x2="9.932cm" svg:y2="17.403cm">
            <text:p/>
          </draw:line>
          <draw:ellipse draw:style-name="gr3" draw:text-style-name="P5" draw:layer="layout" svg:width="0.235cm" svg:height="0.234cm" draw:transform="rotate (-3.14159265358979) translate (9.617cm 17.773cm)">
            <draw:glue-point draw:id="4" svg:x="0.085cm" svg:y="0.042cm"/>
            <text:p/>
          </draw:ellipse>
          <draw:ellipse draw:style-name="gr3" draw:text-style-name="P5" draw:layer="layout" svg:width="0.235cm" svg:height="0.234cm" draw:transform="rotate (-3.14159265358979) translate (10.118cm 17.773cm)">
            <draw:glue-point draw:id="4" svg:x="0.382cm" svg:y="0.042cm"/>
            <text:p/>
          </draw:ellipse>
        </draw:g>
        <draw:g>
          <draw:custom-shape draw:style-name="gr32" draw:text-style-name="P15" draw:layer="layout" svg:width="0.431cm" svg:height="0.204cm" svg:x="9.527cm" svg:y="19.54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514cm" svg:y1="19.644cm" svg:x2="9.932cm" svg:y2="19.391cm">
            <text:p/>
          </draw:line>
          <draw:ellipse draw:style-name="gr3" draw:text-style-name="P5" draw:layer="layout" svg:width="0.235cm" svg:height="0.234cm" draw:transform="rotate (-3.14159265358979) translate (9.617cm 19.761cm)">
            <draw:glue-point draw:id="4" svg:x="0.085cm" svg:y="0.042cm"/>
            <text:p/>
          </draw:ellipse>
          <draw:ellipse draw:style-name="gr3" draw:text-style-name="P5" draw:layer="layout" svg:width="0.235cm" svg:height="0.234cm" draw:transform="rotate (-3.14159265358979) translate (10.118cm 19.761cm)">
            <draw:glue-point draw:id="4" svg:x="0.382cm" svg:y="0.042cm"/>
            <text:p/>
          </draw:ellips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Andrew Instone-Cowie</meta:initial-creator>
    <meta:creation-date>2019-05-30T20:31:52.68</meta:creation-date>
    <dc:date>2020-08-18T20:56:36.017000000</dc:date>
    <meta:editing-duration>PT1H22M14S</meta:editing-duration>
    <meta:editing-cycles>16</meta:editing-cycles>
    <meta:generator>LibreOffice/6.4.3.2$Windows_x86 LibreOffice_project/747b5d0ebf89f41c860ec2a39efd7cb15b54f2d8</meta:generator>
    <meta:document-statistic meta:object-count="169"/>
  </office:meta>
</office:document-meta>
</file>